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pl" fo:country="PL" officeooo:paragraph-rsid="00093909" style:language-asian="zxx" style:country-asian="none" style:language-complex="zxx" style:country-complex="none"/>
    </style:style>
    <style:style style:name="P2" style:family="paragraph" style:parent-style-name="Text_20_body">
      <style:text-properties fo:language="pl" fo:country="PL" officeooo:paragraph-rsid="00094361"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00c076e"/>
    </style:style>
    <style:style style:name="P4" style:family="paragraph" style:parent-style-name="Heading_20_1">
      <style:text-properties fo:language="pl" fo:country="PL" officeooo:rsid="000938b3" officeooo:paragraph-rsid="000938b3" style:language-asian="zxx" style:country-asian="none" style:language-complex="zxx" style:country-complex="none"/>
    </style:style>
    <style:style style:name="P5" style:family="paragraph" style:parent-style-name="Heading_20_1">
      <style:text-properties fo:color="#ff0000" officeooo:rsid="000c076e"/>
    </style:style>
    <style:style style:name="P6" style:family="paragraph" style:parent-style-name="Heading_20_1">
      <style:text-properties officeooo:rsid="00094361" officeooo:paragraph-rsid="00094361"/>
    </style:style>
    <style:style style:name="P7" style:family="paragraph" style:parent-style-name="Heading_20_1">
      <style:text-properties officeooo:paragraph-rsid="000e6aa9"/>
    </style:style>
    <style:style style:name="P8" style:family="paragraph" style:parent-style-name="Text_20_body">
      <style:text-properties fo:language="pl" fo:country="PL" officeooo:rsid="00093909" officeooo:paragraph-rsid="00093909" style:language-asian="zxx" style:country-asian="none" style:language-complex="zxx" style:country-complex="none"/>
    </style:style>
    <style:style style:name="P9" style:family="paragraph" style:parent-style-name="Text_20_body">
      <style:text-properties fo:language="pl" fo:country="PL" officeooo:rsid="000c076e" officeooo:paragraph-rsid="000c076e" style:language-asian="zxx" style:country-asian="none" style:language-complex="zxx" style:country-complex="none"/>
    </style:style>
    <style:style style:name="P10" style:family="paragraph" style:parent-style-name="Text_20_body">
      <style:text-properties fo:language="pl" fo:country="PL" officeooo:rsid="00094361" officeooo:paragraph-rsid="00094361" style:language-asian="zxx" style:country-asian="none" style:language-complex="zxx" style:country-complex="none"/>
    </style:style>
    <style:style style:name="P11" style:family="paragraph" style:parent-style-name="Text_20_body">
      <style:text-properties fo:language="pl" fo:country="PL" officeooo:rsid="000b394a" officeooo:paragraph-rsid="000b394a" style:language-asian="zxx" style:country-asian="none" style:language-complex="zxx" style:country-complex="none"/>
    </style:style>
    <style:style style:name="P12" style:family="paragraph" style:parent-style-name="Text_20_body">
      <style:text-properties fo:language="pl" fo:country="PL" officeooo:rsid="000b9260" officeooo:paragraph-rsid="000b9260" style:language-asian="zxx" style:country-asian="none" style:language-complex="zxx" style:country-complex="none"/>
    </style:style>
    <style:style style:name="P13" style:family="paragraph" style:parent-style-name="Text_20_body">
      <style:text-properties fo:language="pl" fo:country="PL" officeooo:rsid="000938b3" officeooo:paragraph-rsid="000938b3" style:language-asian="zxx" style:country-asian="none" style:language-complex="zxx" style:country-complex="none"/>
    </style:style>
    <style:style style:name="P14" style:family="paragraph" style:parent-style-name="Text_20_body">
      <style:text-properties fo:language="pl" fo:country="PL" officeooo:rsid="000938b3" officeooo:paragraph-rsid="000fa886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0d2cb0" officeooo:paragraph-rsid="000d2cb0"/>
    </style:style>
    <style:style style:name="P16" style:family="paragraph" style:parent-style-name="Text_20_body">
      <style:text-properties officeooo:rsid="000c076e" officeooo:paragraph-rsid="000c076e"/>
    </style:style>
    <style:style style:name="P17" style:family="paragraph" style:parent-style-name="Text_20_body">
      <style:text-properties style:use-window-font-color="true" officeooo:rsid="000c076e" officeooo:paragraph-rsid="000c076e"/>
    </style:style>
    <style:style style:name="P18" style:family="paragraph" style:parent-style-name="Text_20_body">
      <style:text-properties officeooo:rsid="00094361" officeooo:paragraph-rsid="00094361"/>
    </style:style>
    <style:style style:name="P19" style:family="paragraph" style:parent-style-name="Text_20_body">
      <style:text-properties officeooo:paragraph-rsid="000e6aa9"/>
    </style:style>
    <style:style style:name="P20" style:family="paragraph" style:parent-style-name="Text_20_body" style:list-style-name="L1">
      <style:text-properties officeooo:paragraph-rsid="000e6aa9"/>
    </style:style>
    <style:style style:name="T1" style:family="text">
      <style:text-properties officeooo:rsid="00093909"/>
    </style:style>
    <style:style style:name="T2" style:family="text">
      <style:text-properties officeooo:rsid="00094361"/>
    </style:style>
    <style:style style:name="T3" style:family="text">
      <style:text-properties officeooo:rsid="000c076e"/>
    </style:style>
    <style:style style:name="T4" style:family="text">
      <style:text-properties officeooo:rsid="000c7c85"/>
    </style:style>
    <style:style style:name="T5" style:family="text">
      <style:text-properties fo:language="pl" fo:country="PL" officeooo:rsid="000c076e" style:language-asian="zxx" style:country-asian="none" style:language-complex="zxx" style:country-complex="none"/>
    </style:style>
    <style:style style:name="T6" style:family="text">
      <style:text-properties fo:language="pl" fo:country="PL" officeooo:rsid="000c7c85" style:language-asian="zxx" style:country-asian="none" style:language-complex="zxx" style:country-complex="none"/>
    </style:style>
    <style:style style:name="T7" style:family="text">
      <style:text-properties officeooo:rsid="000e6aa9"/>
    </style:style>
    <style:style style:name="T8" style:family="text">
      <style:text-properties officeooo:rsid="000fa8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Mechanika</text:h>
      <text:p text:style-name="P8">Otwory pod montaż w klockach Lego / Lego Technic</text:p>
      <text:p text:style-name="P9">niski profil, na górze też płytka lego </text:p>
      <text:p text:style-name="P8"/>
      <text:h text:style-name="P4" text:outline-level="1">Hardware</text:h>
      <text:p text:style-name="P8">ATmega2560?</text:p>
      <text:p text:style-name="P1"><text:span text:style-name="T1">Standardowe headery na shield </text:span><text:span text:style-name="T3">Arduino Uno</text:span></text:p>
      <text:p text:style-name="P1"><text:span text:style-name="T1">Zamiast headerów Arduino Mega wyprowadzone do tyłu potrójne złącza goldpin. Rozstaw jak w serwie, możliwe </text:span><text:span text:style-name="T2">podłączanie</text:span><text:span text:style-name="T1"> serw, czujników analogowych/cyfrowych</text:span></text:p>
      <text:p text:style-name="P2"><text:span text:style-name="T2">Bluetooth </text:span><text:span text:style-name="T3">z możliwością programowania</text:span></text:p>
      <text:p text:style-name="P10">Może kompatybilność z lego NXT?</text:p>
      <text:p text:style-name="P11">MicroSD?</text:p>
      <text:p text:style-name="P12">Kompatybilność z zasilaniem z NiCD 4,8V, jak w odbiornikach modelarskich</text:p>
      <text:p text:style-name="P3"><text:span text:style-name="T5">LCD? </text:span><text:span text:style-name="T6">- </text:span><text:a xlink:type="simple" xlink:href="http://abc-rc.pl/CO-16-LED"><text:span text:style-name="T4">http://abc-rc.pl/CO-16-LED</text:span></text:a><text:span text:style-name="T4"><text:tab/><text:tab/></text:span><text:a xlink:type="simple" xlink:href="http://dx.com/p/crius-co-16-oled-display-module-for-telemetry-debug-multiwii-fc-flight-control-board-blue-180386">http://dx.com/p/crius-co-16-oled-display-module-for-telemetry-debug-multiwii-fc-flight-control-board-blue-180386</text:a><text:span text:style-name="T6"> </text:span></text:p>
      <text:p text:style-name="P15">Przetwornica step-down na 5V na kilka A?</text:p>
      <text:p text:style-name="P16"/>
      <text:h text:style-name="P5" text:outline-level="1">Zalety ponad standard</text:h>
      <text:p text:style-name="P17">Bluetooth</text:p>
      <text:p text:style-name="P17">Maksymalna łatwość mechanicznego montazu Lego</text:p>
      <text:p text:style-name="P17">Gotowe złacza na serwa/czujniki</text:p>
      <text:p text:style-name="P17"/>
      <text:h text:style-name="P4" text:outline-level="1">Reklama</text:h>
      <text:p text:style-name="P13">Hack a Day</text:p>
      <text:p text:style-name="P13">Strony Adult Fan of Lego</text:p>
      <text:p text:style-name="P13"><text:span text:style-name="T8">EEVblog mailbag</text:span></text:p>
      <text:p text:style-name="P14"><text:span text:style-name="T8">sklepy dla robotyków</text:span></text:p>
      <text:p text:style-name="P13"/>
      <text:h text:style-name="P6" text:outline-level="1">Moduły</text:h>
      <text:p text:style-name="P18">Mechanicznie kompatybilne z Lego</text:p>
      <text:p text:style-name="P18">Czujniki</text:p>
      <text:p text:style-name="P18">Serwa – do przemyślenia mechanicznie</text:p>
      <text:p text:style-name="P18"/>
      <text:h text:style-name="P7" text:outline-level="1"><text:soft-page-break/><text:span text:style-name="T7">Płytka</text:span></text:h>
      <text:p text:style-name="P19"><text:span text:style-name="T7">Wymiary 80x80mm; ~100mm frezowania; ~200 otworów; dwustronna</text:span></text:p>
      <text:p text:style-name="P19"><text:span text:style-name="T7">wycena: 5szt.</text:span></text:p>
      <text:list xml:id="list4470393309741156994" text:style-name="L1">
        <text:list-item>
          <text:p text:style-name="P20"><text:span text:style-name="T7">Prototypy 261zł brutto. Oczekiwanie 14 dni. 324Zł – 7 dni.</text:span></text:p>
        </text:list-item>
        <text:list-item>
          <text:p text:style-name="P20"><text:span text:style-name="T7">Merkar 214zł brutto. Oczekiwanie 21dni. 315Zł – 10dni</text:span></text:p>
        </text:list-item>
        <text:list-item>
          <text:p text:style-name="P20"><text:span text:style-name="T7">Seedstudio $26,15-&gt; 86zł. Oczekiwanie do 30dni. Kurier - $35, nie opłaca się</text:span></text:p>
        </text:list-item>
      </text:list>
      <text:p text:style-name="P19"><text:span text:style-name="T7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1DT17H11M36S</meta:editing-duration>
    <meta:editing-cycles>10</meta:editing-cycles>
    <meta:generator>LibreOffice/4.0.3.3$Windows_x86 LibreOffice_project/0eaa50a932c8f2199a615e1eb30f7ac74279539</meta:generator>
    <dc:date>2013-06-09T12:18:28.50</dc:date>
    <dc:creator>Piotr Nowicki</dc:creator>
    <meta:document-statistic meta:table-count="0" meta:image-count="0" meta:object-count="0" meta:page-count="2" meta:paragraph-count="32" meta:word-count="153" meta:character-count="1180" meta:non-whitespace-character-count="1056"/>
    <meta:user-defined meta:name="Info 1"/>
    <meta:user-defined meta:name="Info 2"/>
    <meta:user-defined meta:name="Info 3"/>
    <meta:user-defined meta:name="Info 4"/>
  </office:meta>
</office:document-meta>
</file>